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Anonymous Pro" svg:font-family="'Anonymous Pro'" style:font-pitch="fixed"/>
    <style:font-face style:name="Anonymous Pro1" svg:font-family="'Anonymous Pro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Anonymous Pro" fo:font-style="normal" style:text-underline-style="none" style:font-style-asian="normal" style:font-style-complex="normal"/>
    </style:style>
    <style:style style:name="P2" style:family="paragraph" style:parent-style-name="Standard">
      <style:text-properties style:font-name="Anonymous Pro" fo:font-style="normal" style:text-underline-style="none" style:font-style-asian="normal" style:font-style-complex="normal"/>
    </style:style>
    <style:style style:name="P3" style:family="paragraph" style:parent-style-name="Standard">
      <style:paragraph-properties fo:margin-left="0.4925in" fo:margin-right="0in" fo:text-indent="0in" style:auto-text-indent="false"/>
    </style:style>
    <style:style style:name="P4" style:family="paragraph" style:parent-style-name="Standard">
      <style:paragraph-properties fo:margin-left="0in" fo:margin-right="0in" fo:text-indent="0in" style:auto-text-indent="false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style:font-name="Anonymous Pro"/>
    </style:style>
    <style:style style:name="P7" style:family="paragraph">
      <style:paragraph-properties fo:text-align="center"/>
      <style:text-properties style:font-name="Anonymous Pro" fo:font-size="12pt"/>
    </style:style>
    <style:style style:name="P8" style:family="paragraph">
      <style:text-properties fo:font-size="12pt"/>
    </style:style>
    <style:style style:name="P9" style:family="paragraph">
      <style:paragraph-properties fo:text-align="center"/>
      <style:text-properties fo:font-size="12pt"/>
    </style:style>
    <style:style style:name="T1" style:family="text">
      <style:text-properties style:font-name="Anonymous Pro" fo:font-style="normal" style:text-underline-style="none" style:font-style-asian="normal" style:font-style-complex="normal"/>
    </style:style>
    <style:style style:name="T2" style:family="text">
      <style:text-properties style:font-name="Anonymous Pro"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T3" style:family="text">
      <style:text-properties style:font-name="Anonymous Pro"/>
    </style:style>
    <style:style style:name="T4" style:family="text">
      <style:text-properties style:font-name="Anonymous Pro" fo:font-size="12pt"/>
    </style:style>
    <style:style style:name="gr1" style:family="graphic">
      <style:graphic-properties draw:stroke="none" draw:fill="none" draw:textarea-horizontal-align="justify" draw:textarea-vertical-align="middle" draw:auto-grow-height="false" fo:min-height="0.2953in" fo:min-width="0.37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fo:min-height="0.1972in" fo:min-width="1.1047in" style:run-through="foreground" style:vertical-pos="from-top" style:vertical-rel="paragraph" style:horizontal-pos="from-left" style:horizontal-rel="paragraph"/>
    </style:style>
    <style:style style:name="gr3" style:family="graphic">
      <style:graphic-properties draw:textarea-horizontal-align="justify" draw:textarea-vertical-align="middle" draw:auto-grow-height="false" fo:min-height="0.4689in" fo:min-width="1.2335in" style:run-through="foreground" style:vertical-pos="from-top" style:vertical-rel="paragraph" style:horizontal-pos="from-left" style:horizontal-rel="paragraph"/>
    </style:style>
    <style:style style:name="gr4" style:family="graphic">
      <style:graphic-properties draw:textarea-horizontal-align="justify" draw:textarea-vertical-align="middle" draw:auto-grow-height="false" fo:min-height="0.478in" fo:min-width="1.989in" style:run-through="foreground" style:vertical-pos="from-top" style:vertical-rel="paragraph" style:horizontal-pos="from-left" style:horizontal-rel="paragraph"/>
    </style:style>
    <style:style style:name="gr5" style:family="graphic">
      <style:graphic-properties draw:textarea-horizontal-align="justify" draw:textarea-vertical-align="middle" draw:auto-grow-height="false" fo:min-height="0.6252in" fo:min-width="2.0583in" style:run-through="foreground" style:vertical-pos="from-top" style:vertical-rel="paragraph" style:horizontal-pos="from-left" style:horizontal-rel="paragraph"/>
    </style:style>
    <style:style style:name="gr6" style:family="graphic">
      <style:graphic-properties draw:textarea-horizontal-align="justify" draw:textarea-vertical-align="middle" draw:auto-grow-height="false" fo:min-height="0.4173in" fo:min-width="1.6846in" style:run-through="foreground" style:vertical-pos="from-top" style:vertical-rel="paragraph" style:horizontal-pos="from-left" style:horizontal-rel="paragraph"/>
    </style:style>
    <style:style style:name="gr7" style:family="graphic">
      <style:graphic-properties draw:textarea-horizontal-align="justify" draw:textarea-vertical-align="middle" draw:auto-grow-height="false" fo:min-height="0.3654in" fo:min-width="1.0252in" style:run-through="foreground" style:vertical-pos="from-top" style:vertical-rel="paragraph" style:horizontal-pos="from-left" style:horizontal-rel="paragraph"/>
    </style:style>
    <style:style style:name="gr8" style:family="graphic">
      <style:graphic-properties draw:textarea-horizontal-align="justify" draw:textarea-vertical-align="middle" draw:auto-grow-height="false" fo:min-height="0.4862in" fo:min-width="2.0839in" style:run-through="foreground" style:vertical-pos="from-top" style:vertical-rel="paragraph" style:horizontal-pos="from-left" style:horizontal-rel="paragraph"/>
    </style:style>
    <style:style style:name="gr9" style:family="graphic">
      <style:graphic-properties draw:textarea-horizontal-align="justify" draw:textarea-vertical-align="middle" draw:auto-grow-height="false" fo:min-height="0.322in" fo:min-width="2.1972in" style:run-through="foreground" style:vertical-pos="from-top" style:vertical-rel="paragraph" style:horizontal-pos="from-left" style:horizontal-rel="paragraph"/>
    </style:style>
    <style:style style:name="gr10" style:family="graphic">
      <style:graphic-properties draw:textarea-horizontal-align="justify" draw:textarea-vertical-align="middle" draw:auto-grow-height="false" fo:min-height="0.3311in" fo:min-width="1.0252in" style:run-through="foreground" style:vertical-pos="from-top" style:vertical-rel="paragraph" style:horizontal-pos="from-left" style:horizontal-rel="paragraph"/>
    </style:style>
    <style:style style:name="gr11" style:family="graphic">
      <style:graphic-properties svg:stroke-color="#000000" draw:marker-start="Arrowheads_20_1" draw:fill="solid" draw:fill-color="#000000" draw:textarea-horizontal-align="justify" draw:textarea-vertical-align="middle" draw:auto-grow-height="false" fo:min-height="0.2654in" fo:min-width="0.0264in" style:run-through="foreground" style:vertical-pos="from-top" style:vertical-rel="paragraph" style:horizontal-pos="from-left" style:horizontal-rel="paragraph"/>
    </style:style>
    <style:style style:name="gr12" style:family="graphic">
      <style:graphic-properties svg:stroke-color="#000000" draw:marker-start="Arrowheads_20_1" draw:fill="solid" draw:fill-color="#000000" draw:textarea-horizontal-align="justify" draw:textarea-vertical-align="middle" draw:auto-grow-height="false" fo:min-height="0.2646in" fo:min-width="0.0264in" style:run-through="foreground" style:vertical-pos="from-top" style:vertical-rel="paragraph" style:horizontal-pos="from-left" style:horizontal-rel="paragraph"/>
    </style:style>
    <style:style style:name="gr13" style:family="graphic">
      <style:graphic-properties svg:stroke-color="#000000" draw:marker-start="Arrowheads_20_1" draw:fill="solid" draw:fill-color="#000000" draw:textarea-horizontal-align="justify" draw:textarea-vertical-align="middle" draw:auto-grow-height="false" fo:min-height="0.2681in" fo:min-width="0.0291in" style:run-through="foreground" style:vertical-pos="from-top" style:vertical-rel="paragraph" style:horizontal-pos="from-left" style:horizontal-rel="paragraph"/>
    </style:style>
    <style:style style:name="gr14" style:family="graphic">
      <style:graphic-properties draw:stroke="none" draw:fill="none" draw:textarea-horizontal-align="justify" draw:textarea-vertical-align="middle" draw:auto-grow-height="false" fo:min-height="0.2957in" fo:min-width="0.3736in" style:run-through="foreground" style:vertical-pos="from-top" style:vertical-rel="paragraph" style:horizontal-pos="from-left" style:horizontal-rel="paragraph"/>
    </style:style>
    <style:style style:name="gr15" style:family="graphic">
      <style:graphic-properties draw:stroke="none" draw:fill="none" draw:textarea-horizontal-align="justify" draw:textarea-vertical-align="middle" draw:auto-grow-height="false" fo:min-height="0.2953in" fo:min-width="0.3736in" style:run-through="foreground" style:vertical-pos="from-top" style:vertical-rel="paragraph" style:horizontal-pos="from-left" style:horizontal-rel="paragraph"/>
    </style:style>
    <style:style style:name="gr16" style:family="graphic">
      <style:graphic-properties draw:stroke="none" draw:fill="solid" draw:fill-color="#000000" draw:textarea-horizontal-align="center" draw:textarea-vertical-align="middle" style:run-through="foreground" style:vertical-pos="from-top" style:vertical-rel="paragraph" style:horizontal-pos="from-left" style:horizontal-rel="paragraph"/>
    </style:style>
    <style:style style:name="gr17" style:family="graphic">
      <style:graphic-properties draw:textarea-horizontal-align="justify" draw:textarea-vertical-align="middle" draw:auto-grow-height="false" fo:min-height="0.1972in" fo:min-width="1.3701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textarea-horizontal-align="justify" draw:textarea-vertical-align="middle" draw:auto-grow-height="false" fo:min-height="0.4689in" fo:min-width="1.5673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textarea-horizontal-align="justify" draw:textarea-vertical-align="middle" draw:auto-grow-height="false" fo:min-height="0.4772in" fo:min-width="1.9882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textarea-horizontal-align="justify" draw:textarea-vertical-align="middle" draw:auto-grow-height="false" fo:min-height="0.4165in" fo:min-width="1.6839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svg:stroke-color="#000000" draw:marker-start="Arrowheads_20_1" draw:fill="solid" draw:fill-color="#000000" draw:textarea-horizontal-align="justify" draw:textarea-vertical-align="middle" draw:auto-grow-height="false" fo:min-height="0.2646in" fo:min-width="0.0264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svg:stroke-color="#000000" draw:marker-start="Arrowheads_20_1" draw:fill="solid" draw:fill-color="#000000" draw:textarea-horizontal-align="justify" draw:textarea-vertical-align="middle" draw:auto-grow-height="false" fo:min-height="0.2673in" fo:min-width="0.0283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draw:stroke="none" draw:fill="solid" draw:fill-color="#000000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svg:stroke-color="#000000" draw:marker-start="Arrowheads_20_1" draw:fill="solid" draw:fill-color="#000000" draw:textarea-horizontal-align="justify" draw:textarea-vertical-align="middle" draw:auto-grow-height="false" fo:min-height="1.1575in" fo:min-width="0.028in" style:run-through="foreground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2">Channel</text:span><text:span text:style-name="T1"> (codename BUTTERHANDS)</text:span></text:p>
      <text:p text:style-name="P4"><text:span text:style-name="T1">Two <text:s/>threads: one for receiving and dropping/queuing packets, the other for sending.</text:span></text:p>
      <text:p text:style-name="P1"><draw:custom-shape text:anchor-type="paragraph" draw:z-index="24" draw:style-name="gr17" draw:text-style-name="P6" svg:width="1.6925in" svg:height="0.3803in" svg:x="4.6827in" svg:y="0.1929in"><text:p text:style-name="P5"><text:span text:style-name="T3">ForwarderThread</text:span></text:p><draw:enhanced-geometry svg:viewBox="0 0 21600 21600" draw:glue-points="10800 0 0 10800 10800 21600 21600 10800" draw:text-areas="1060 3180 20540 18420" draw:type="flowchart-terminator" draw:enhanced-path="M 3470 21600 X 0 10800 3470 0 L 18130 0 X 21600 10800 18130 21600 Z N"/></draw:custom-shape></text:p>
      <text:p text:style-name="P1"><draw:custom-shape text:anchor-type="paragraph" draw:z-index="1" draw:style-name="gr2" draw:text-style-name="P7" svg:width="1.8567in" svg:height="0.3512in" svg:x="0.7283in" svg:y="0.0681in"><text:p text:style-name="P5"><text:span text:style-name="T4">ReceiverThread</text:span></text:p><draw:enhanced-geometry svg:viewBox="0 0 21600 21600" draw:glue-points="10800 0 0 10800 10800 21600 21600 10800" draw:text-areas="1060 3180 20540 18420" draw:type="flowchart-terminator" draw:enhanced-path="M 3470 21600 X 0 10800 3470 0 L 18130 0 X 21600 10800 18130 21600 Z N"/></draw:custom-shape></text:p>
      <text:p text:style-name="P1"><draw:custom-shape text:anchor-type="paragraph" draw:z-index="28" draw:style-name="gr21" svg:width="0.0524in" svg:height="0.3024in" svg:x="5.472in" svg:y="0.1839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"><draw:custom-shape text:anchor-type="paragraph" draw:z-index="10" draw:style-name="gr11" draw:text-style-name="P8" svg:width="0.0531in" svg:height="0.3031in" svg:x="1.6075in" svg:y="0.0299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"><draw:custom-shape text:anchor-type="paragraph" draw:z-index="2" draw:style-name="gr3" draw:text-style-name="P7" svg:width="1.2335in" svg:height="0.3496in" svg:x="1.0256in" svg:y="0.1374in"><text:p text:style-name="P5"><text:span text:style-name="T4">tick = 0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25" draw:style-name="gr18" draw:text-style-name="P6" svg:width="1.115in" svg:height="0.3059in" svg:x="4.9571in" svg:y="0.1083in"><text:p text:style-name="P6">++tick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1"><draw:rect text:anchor-type="paragraph" draw:z-index="36" draw:style-name="gr16" draw:text-style-name="P9" svg:width="0.048in" svg:height="3.4559in" svg:x="4.1244in" svg:y="0.0618in"><text:p/></draw:rect><draw:custom-shape text:anchor-type="paragraph" draw:z-index="19" draw:style-name="gr11" draw:text-style-name="P8" svg:width="0.0531in" svg:height="0.8323in" draw:transform="rotate (1.58423536203525) translate (4.125in 0.0979166666666666in)"><text:p/>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"><draw:custom-shape text:anchor-type="paragraph" draw:z-index="11" draw:style-name="gr12" draw:text-style-name="P8" svg:width="0.0531in" svg:height="0.3024in" svg:x="1.6252in" svg:y="0.098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9" draw:style-name="gr21" svg:width="0.0524in" svg:height="0.3024in" svg:x="5.4898in" svg:y="0.0252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"><draw:custom-shape text:anchor-type="paragraph" draw:z-index="3" draw:style-name="gr4" draw:text-style-name="P7" svg:width="1.9894in" svg:height="0.478in" svg:x="0.6437in" svg:y="0.189in"><text:p text:style-name="P5"><text:span text:style-name="T4">Listen on port</text:span></text:p><text:p text:style-name="P5"><text:span text:style-name="T4">65432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26" draw:style-name="gr19" draw:text-style-name="P6" svg:width="1.9886in" svg:height="0.6705in" svg:x="4.5161in" svg:y="0.1425in"><text:p text:style-name="P5"><text:span text:style-name="T3">Get packet </text:span></text:p><text:p text:style-name="P5"><text:span text:style-name="T3">with index tick</text:span></text:p><text:p text:style-name="P5"><text:span text:style-name="T3">from queue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1"/>
      <text:p text:style-name="P1"><draw:rect text:anchor-type="paragraph" draw:z-index="32" draw:style-name="gr23" draw:text-style-name="P5" svg:width="0.0504in" svg:height="1.5217in" svg:x="3.0217in" svg:y="0.0591in"><text:p/></draw:rect><draw:custom-shape text:anchor-type="paragraph" draw:z-index="34" draw:style-name="gr24" svg:width="0.0815in" svg:height="0.4394in" draw:transform="rotate (-1.56311687808612) translate (3.07152777777778in 0.0215277777777778in)"><text:p/><draw:enhanced-geometry svg:viewBox="0 0 21600 21600" draw:text-areas="?f0 0 ?f2 ?f5" draw:type="down-arrow" draw:modifiers="18477.1084337349 5590.58823529412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35" draw:style-name="gr24" svg:width="0.0815in" svg:height="0.3657in" draw:transform="rotate (1.5709708597201) translate (0.225694444444444in 0.08125in)"><text:p/><draw:enhanced-geometry svg:viewBox="0 0 21600 21600" draw:text-areas="?f0 0 ?f2 ?f5" draw:type="down-arrow" draw:modifiers="18477.1084337349 5590.58823529412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rect text:anchor-type="paragraph" draw:z-index="23" draw:style-name="gr16" draw:text-style-name="P9" svg:width="0.048in" svg:height="2.9539in" svg:x="0.2256in" svg:y="0.0484in"><text:p/></draw:rect></text:p>
      <text:p text:style-name="P1"><draw:custom-shape text:anchor-type="paragraph" draw:z-index="12" draw:style-name="gr11" draw:text-style-name="P8" svg:width="0.0524in" svg:height="0.3031in" svg:x="1.6161in" svg:y="0.0835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"><draw:custom-shape text:anchor-type="paragraph" draw:z-index="4" draw:style-name="gr5" draw:text-style-name="P7" svg:width="1.6961in" svg:height="0.3323in" svg:x="0.7992in" svg:y="0.1728in"><text:p text:style-name="P5"><text:span text:style-name="T4">Decode header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7" draw:style-name="gr12" draw:text-style-name="P8" svg:width="0.0531in" svg:height="0.3024in" svg:x="5.5319in" svg:y="0.0346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"><draw:custom-shape text:anchor-type="paragraph" draw:z-index="9" draw:style-name="gr10" draw:text-style-name="P7" svg:width="2.0504in" svg:height="0.8969in" svg:x="4.5161in" svg:y="0.1346in"><text:p text:style-name="P5"><text:span text:style-name="T4">Packet</text:span></text:p><text:p text:style-name="P5"><text:span text:style-name="T4">==</text:span></text:p><text:p text:style-name="P5"><text:span text:style-name="T4">null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/text:p>
      <text:p text:style-name="P1"><draw:custom-shape text:anchor-type="paragraph" draw:z-index="14" draw:style-name="gr11" draw:text-style-name="P8" svg:width="0.0524in" svg:height="0.3031in" svg:x="1.6165in" svg:y="0.1264in"><text:p/><draw:enhanced-geometry svg:viewBox="0 0 21600 21600" draw:mirror-horizontal="false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0" draw:style-name="gr14" draw:text-style-name="P7" svg:width="0.374in" svg:height="0.2961in" svg:x="6.4398in" svg:y="0.0646in"><text:p text:style-name="P5"><text:span text:style-name="T4">YES</text:span></text:p><draw:enhanced-geometry svg:viewBox="0 0 21600 21600" draw:type="rectangle" draw:enhanced-path="M 0 0 L 21600 0 21600 21600 0 21600 0 0 Z N"/></draw:custom-shape></text:p>
      <text:p text:style-name="P1"><draw:rect text:anchor-type="paragraph" draw:z-index="37" draw:style-name="gr23" draw:text-style-name="P5" svg:width="0.037in" svg:height="0.4031in" draw:transform="skewX (-0.00523598775598299) rotate (1.5707963267949) translate (6.56597222222222in 0.204861111111111in)"><text:p/></draw:rect></text:p>
      <text:p text:style-name="P1"><draw:custom-shape text:anchor-type="paragraph" draw:z-index="6" draw:style-name="gr7" draw:text-style-name="P7" svg:width="2.0504in" svg:height="0.7295in" svg:x="0.6189in" svg:y="0.0244in"><text:p text:style-name="P5"><text:span text:style-name="T4">Packet has to</text:span></text:p><text:p text:style-name="P5"><text:span text:style-name="T4">be dropped?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ustom-shape text:anchor-type="paragraph" draw:z-index="21" draw:style-name="gr14" draw:text-style-name="P7" svg:width="0.374in" svg:height="0.2961in" svg:x="2.5598in" svg:y="0.0791in"><text:p text:style-name="P5"><text:span text:style-name="T4">YES</text:span></text:p><draw:enhanced-geometry svg:viewBox="0 0 21600 21600" draw:type="rectangle" draw:enhanced-path="M 0 0 L 21600 0 21600 21600 0 21600 0 0 Z N"/></draw:custom-shape><draw:rect text:anchor-type="paragraph" draw:z-index="39" draw:style-name="gr23" draw:text-style-name="P5" svg:width="0.0315in" svg:height="1.5807in" svg:x="6.9374in" svg:y="0.0102in"><text:p/></draw:rect></text:p>
      <text:p text:style-name="P1"><draw:rect text:anchor-type="paragraph" draw:z-index="31" draw:style-name="gr23" draw:text-style-name="P5" svg:width="0.037in" svg:height="0.4031in" draw:transform="skewX (-0.00523598775598299) rotate (1.5707963267949) translate (2.66875in 0.219444444444444in)"><text:p/></draw:rect><draw:custom-shape text:anchor-type="paragraph" draw:z-index="22" draw:style-name="gr15" draw:text-style-name="P7" svg:width="0.374in" svg:height="0.2953in" svg:x="5.5992in" svg:y="0.1772in"><text:p text:style-name="P5"><text:span text:style-name="T4">NO</text:span></text:p><draw:enhanced-geometry svg:viewBox="0 0 21600 21600" draw:type="rectangle" draw:enhanced-path="M 0 0 L 21600 0 21600 21600 0 21600 0 0 Z N"/></draw:custom-shape></text:p>
      <text:p text:style-name="P1"><draw:custom-shape text:anchor-type="paragraph" draw:z-index="30" draw:style-name="gr22" draw:text-style-name="P8" svg:width="0.0567in" svg:height="0.3059in" svg:x="5.5429in" svg:y="0.0591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"><draw:custom-shape text:anchor-type="paragraph" draw:z-index="15" draw:style-name="gr11" draw:text-style-name="P8" svg:width="0.0531in" svg:height="0.3031in" svg:x="1.6102in" svg:y="0.1701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0" draw:style-name="gr1" draw:text-style-name="P6" svg:width="0.3732in" svg:height="0.2953in" svg:x="1.6634in" svg:y="0.1161in"><text:p text:style-name="P5"><text:span text:style-name="T3">NO</text:span></text:p><draw:enhanced-geometry svg:viewBox="0 0 21600 21600" draw:type="rectangle" draw:enhanced-path="M 0 0 L 21600 0 21600 21600 0 21600 0 0 Z N"/></draw:custom-shape></text:p>
      <text:p text:style-name="P1"><draw:custom-shape text:anchor-type="paragraph" draw:z-index="27" draw:style-name="gr20" draw:text-style-name="P6" svg:width="1.3925in" svg:height="0.2913in" svg:x="4.8965in" svg:y="0.0043in"><text:p text:style-name="P5"><text:span text:style-name="T3">Forward it!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1"><draw:custom-shape text:anchor-type="paragraph" draw:z-index="7" draw:style-name="gr8" draw:text-style-name="P7" svg:width="2.0843in" svg:height="0.3268in" svg:x="0.6283in" svg:y="0.0846in"><text:p text:style-name="P5"><text:span text:style-name="T4">Compute delay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3" draw:style-name="gr13" draw:text-style-name="P8" svg:width="0.0571in" svg:height="0.3067in" svg:x="5.539in" svg:y="0.1008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"/>
      <text:p text:style-name="P1"><draw:custom-shape text:anchor-type="paragraph" draw:z-index="16" draw:style-name="gr11" draw:text-style-name="P8" svg:width="0.0531in" svg:height="0.3031in" svg:x="1.6374in" svg:y="0.022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5" draw:style-name="gr6" draw:text-style-name="P7" svg:width="1.685in" svg:height="0.4177in" svg:x="4.7217in" svg:y="0.0126in"><text:p text:style-name="P5"><text:span text:style-name="T4">Wait 1ms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8" draw:style-name="gr12" draw:text-style-name="P8" svg:width="0.0614in" svg:height="0.513in" draw:transform="rotate (-1.54793251359377) translate (6.91736111111111in 0.171527777777778in)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rect text:anchor-type="paragraph" draw:z-index="38" draw:style-name="gr23" draw:text-style-name="P5" svg:width="0.0413in" svg:height="0.5689in" draw:transform="skewX (-0.00366519142918809) rotate (1.5707963267949) translate (4.15277777777778in 0.229166666666667in)"><text:p/></draw:rect></text:p>
      <text:p text:style-name="P1"><draw:custom-shape text:anchor-type="paragraph" draw:z-index="8" draw:style-name="gr9" draw:text-style-name="P7" svg:width="2.1976in" svg:height="0.3224in" svg:x="0.6193in" svg:y="0.1429in"><text:p text:style-name="P5"><text:span text:style-name="T4">Insert into queue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1"><draw:rect text:anchor-type="paragraph" draw:z-index="33" draw:style-name="gr23" draw:text-style-name="P5" svg:width="0.037in" svg:height="0.3941in" draw:transform="skewX (-0.00523598775598299) rotate (1.5707963267949) translate (0.225694444444444in 0.124305555555556in)"><text:p/></draw:rect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>
  <office:font-face-decls>
    <style:font-face style:name="OpenSymbol" svg:font-family="OpenSymbol" style:font-charset="x-symbol"/>
    <style:font-face style:name="FreeSans1" svg:font-family="FreeSans" style:font-family-generic="swiss"/>
    <style:font-face style:name="Anonymous Pro" svg:font-family="'Anonymous Pro'" style:font-pitch="fixed"/>
    <style:font-face style:name="Anonymous Pro1" svg:font-family="'Anonymous Pro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heads_20_1" draw:display-name="Arrowheads 1" svg:viewBox="0 0 20 30" svg:d="m10 0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972in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3346in" fo:margin-bottom="0.7839in" fo:margin-left="0.3945in" fo:margin-right="0.7839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5T19:42:59.797956066</meta:creation-date>
    <meta:generator>LibreOffice/3.4$Unix LibreOffice_project/340m1$Build-602</meta:generator>
    <dc:date>2014-12-16T11:48:29</dc:date>
    <meta:editing-duration>PT49M7S</meta:editing-duration>
    <meta:editing-cycles>6</meta:editing-cycles>
    <dc:creator>Scaramuzza 1105663/IL</dc:creator>
    <meta:document-statistic meta:table-count="0" meta:image-count="0" meta:object-count="0" meta:page-count="1" meta:paragraph-count="2" meta:word-count="15" meta:character-count="114" meta:non-whitespace-character-count="100"/>
  </office:meta>
</office:document-meta>
</file>